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78000000438D1E9C3E11AAEA05C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9.291cm, 0cm, 0.738cm, 0cm)" draw:image-opacity="100%" style:mirror="none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  <style:text-properties fo:font-size="28pt" style:font-size-asian="28pt" style:font-size-complex="28pt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="none"/>
      <style:paragraph-properties fo:text-align="center"/>
    </style:style>
    <style:style style:name="T1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2.629cm" svg:x="1.4cm" svg:y="0.628cm" presentation:class="title" presentation:user-transformed="true">
          <draw:text-box>
            <text:p><text:span text:style-name="T1">Used site: https://computingforgeeks.com/how-to-install-terraform-on-ubuntu/</text:span></text:p>
          </draw:text-box>
        </draw:frame>
        <draw:frame presentation:style-name="pr2" draw:text-style-name="P2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2" draw:text-style-name="P3" draw:layer="layout" svg:width="27.999cm" svg:height="8.838cm" svg:x="0cm" svg:y="1.322cm">
          <draw:image xlink:href="Pictures/100002010000078000000438D1E9C3E11AAEA05C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21T17:26:05.277265026</meta:creation-date>
    <meta:generator>LibreOffice/6.4.7.2$Linux_X86_64 LibreOffice_project/40$Build-2</meta:generator>
    <dc:date>2022-12-23T21:05:45.696862504</dc:date>
    <meta:editing-duration>PT4M26S</meta:editing-duration>
    <meta:editing-cycles>2</meta:editing-cycles>
    <meta:document-statistic meta:object-count="28"/>
  </office:meta>
</office:document-meta>
</file>